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2.9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a" style:font-name="Calibri" style:letter-kerning="true" fo:country="US" style:country-asian="SA" style:font-name-asian="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3" table:default-cell-style-name="ce2"/>
        <table:table-row table:style-name="ro1">
          <table:table-cell/>
          <table:table-cell office:value-type="string" calcext:value-type="string">
            <text:p>SecurityController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HibernatePersistenceServic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UserAccount</text:p>
          </table:table-cell>
          <table:table-cell office:value-type="string" calcext:value-type="string">
            <text:p>SecurityUtility</text:p>
          </table:table-cell>
          <table:table-cell office:value-type="string" calcext:value-type="string">
            <text:p>UserSecurityContext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Customer </text:p>
          </table:table-cell>
          <table:table-cell table:style-name="ce4" office:value-type="string" calcext:value-type="string">
            <text:p>Session</text:p>
          </table:table-cell>
        </table:table-row>
        <table:table-row table:style-name="ro1">
          <table:table-cell office:value-type="string" calcext:value-type="string">
            <text:p>UC-1 – Hire Trainer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C-2 - <text:s/>Register Customer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C-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1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C-12 -<text:span text:style-name="T1"> </text:span><text:span text:style-name="T2">Log in User</text:span>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-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-16</text:p>
          </table:table-cell>
          <table:table-cell table:number-columns-repeated="10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1:36:13.942998328</meta:creation-date>
    <dc:date>2017-10-26T00:40:02.143913949</dc:date>
    <meta:editing-duration>PT3H2M20S</meta:editing-duration>
    <meta:editing-cycles>16</meta:editing-cycles>
    <meta:generator>LibreOffice/4.2.8.2$Linux_X86_64 LibreOffice_project/420m0$Build-2</meta:generator>
    <meta:document-statistic meta:table-count="1" meta:cell-count="40" meta:object-count="0"/>
  </office:meta>
</office:document-meta>
</file>